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84E79B07C19C685B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95cm" fo:min-width="4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3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.9cm"/>
      <style:paragraph-properties style:writing-mode="lr-tb"/>
    </style:style>
    <style:style style:name="gr4" style:family="graphic" style:parent-style-name="standard">
      <style:graphic-properties draw:fill="solid" draw:fill-color="#ffdbb6" draw:auto-grow-height="false" fo:min-height="1.241cm" fo:min-width="2.574cm" fo:wrap-option="wrap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5.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6.1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solid" draw:fill-color="#ffdbb6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6cm" svg:height="1.2cm" svg:x="7cm" svg:y="3.8cm">
          <text:p text:style-name="P1">Favori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1.2cm" svg:x="22.8cm" svg:y="3.8cm">
          <text:p text:style-name="P1">Paramètres </text:p>
          <text:p text:style-name="P1">utilisateu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cm" svg:height="1.2cm" svg:x="2.2cm" svg:y="3.8cm">
          <text:p text:style-name="P1">Gestion du</text:p>
          <text:p text:style-name="P1">profi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cm" svg:height="1.2cm" svg:x="12.6cm" svg:y="0.8cm">
          <text:p text:style-name="P1">Inde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cm" svg:height="1.2cm" svg:x="13.2cm" svg:y="3.8cm">
          <text:p text:style-name="P1">Recherche</text:p>
          <text:p text:style-name="P1">profils 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cm" svg:height="1.2cm" svg:x="18.2cm" svg:y="3.8cm">
          <text:p text:style-name="P1">Messagerie</text:p>
          <text:p text:style-name="P1">Et chat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4cm" svg:height="4.6cm" draw:transform="rotate (0.000872664625997165) translate (12.4cm 10.203cm)">
            <text:p text:style-name="P2"/>
            <text:p text:style-name="P2"><text:s text:c="2"/></text:p>
            <text:p text:style-name="P2"><text:s text:c="3"/>Ihaîtit</text:p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frame draw:style-name="gr5" draw:text-style-name="P4" draw:layer="layout" svg:width="2.2cm" svg:height="1.977cm" draw:transform="rotate (0.000872664625997165) translate (13.4cm 10.625cm)">
            <draw:image xlink:href="Pictures/100000010000019000000184E79B07C19C685B3B.png" xlink:type="simple" xlink:show="embed" xlink:actuate="onLoad" draw:mime-type="image/png">
              <text:p/>
            </draw:image>
          </draw:frame>
        </draw:g>
        <draw:custom-shape draw:style-name="gr6" draw:text-style-name="P5" draw:layer="layout" svg:width="6.2cm" svg:height="0.6cm" svg:x="16.2cm" svg:y="7cm">
          <text:p text:style-name="P5">Aid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6cm" svg:height="0.6cm" svg:x="6cm" svg:y="7cm">
          <text:p text:style-name="P5">Conditions générale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2cm" svg:height="0.6cm" svg:x="16.2cm" svg:y="8cm">
          <text:p text:style-name="P5">Règles communauté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6cm" svg:height="0.6cm" svg:x="6cm" svg:y="9cm">
          <text:p text:style-name="P5">Politique confidentialité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6cm" svg:height="0.6cm" svg:x="6cm" svg:y="8cm">
          <text:p text:style-name="P5">Charte cookies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2cm" svg:y1="3cm" svg:x2="3.8cm" svg:y2="3cm">
          <text:p/>
        </draw:line>
        <draw:line draw:style-name="gr8" draw:text-style-name="P4" draw:layer="layout" svg:x1="3.8cm" svg:y1="3cm" svg:x2="3.8cm" svg:y2="3.8cm">
          <text:p/>
        </draw:line>
        <draw:line draw:style-name="gr8" draw:text-style-name="P4" draw:layer="layout" svg:x1="9.4cm" svg:y1="3cm" svg:x2="9.4cm" svg:y2="3.8cm">
          <text:p/>
        </draw:line>
        <draw:line draw:style-name="gr8" draw:text-style-name="P4" draw:layer="layout" svg:x1="14.2cm" svg:y1="3cm" svg:x2="24.6cm" svg:y2="3cm">
          <text:p/>
        </draw:line>
        <draw:line draw:style-name="gr8" draw:text-style-name="P4" draw:layer="layout" svg:x1="24.6cm" svg:y1="3cm" svg:x2="24.6cm" svg:y2="3.8cm">
          <text:p/>
        </draw:line>
        <draw:line draw:style-name="gr8" draw:text-style-name="P4" draw:layer="layout" svg:x1="3.6cm" svg:y1="5cm" svg:x2="3.6cm" svg:y2="5.6cm">
          <text:p/>
        </draw:line>
        <draw:line draw:style-name="gr8" draw:text-style-name="P4" draw:layer="layout" svg:x1="3.6cm" svg:y1="5.6cm" svg:x2="24.6cm" svg:y2="5.6cm">
          <text:p/>
        </draw:line>
        <draw:line draw:style-name="gr8" draw:text-style-name="P4" draw:layer="layout" svg:x1="24.6cm" svg:y1="5.6cm" svg:x2="24.6cm" svg:y2="5cm">
          <text:p/>
        </draw:line>
        <draw:line draw:style-name="gr8" draw:text-style-name="P4" draw:layer="layout" svg:x1="9.4cm" svg:y1="5cm" svg:x2="9.4cm" svg:y2="5.6cm">
          <text:p/>
        </draw:line>
        <draw:line draw:style-name="gr8" draw:text-style-name="P4" draw:layer="layout" svg:x1="14.4cm" svg:y1="2cm" svg:x2="14.4cm" svg:y2="3cm">
          <text:p/>
        </draw:line>
        <draw:line draw:style-name="gr8" draw:text-style-name="P4" draw:layer="layout" svg:x1="14.8cm" svg:y1="3cm" svg:x2="14.8cm" svg:y2="3.8cm">
          <text:p/>
        </draw:line>
        <draw:line draw:style-name="gr8" draw:text-style-name="P4" draw:layer="layout" svg:x1="19.8cm" svg:y1="3.8cm" svg:x2="19.8cm" svg:y2="3cm">
          <text:p/>
        </draw:line>
        <draw:line draw:style-name="gr8" draw:text-style-name="P4" draw:layer="layout" svg:x1="14.8cm" svg:y1="5cm" svg:x2="14.8cm" svg:y2="5.6cm">
          <text:p/>
        </draw:line>
        <draw:line draw:style-name="gr8" draw:text-style-name="P4" draw:layer="layout" svg:x1="14.4cm" svg:y1="5.6cm" svg:x2="14.4cm" svg:y2="9.4cm">
          <text:p/>
        </draw:line>
        <draw:line draw:style-name="gr8" draw:text-style-name="P4" draw:layer="layout" svg:x1="14.4cm" svg:y1="9.4cm" svg:x2="12.6cm" svg:y2="9.4cm">
          <text:p/>
        </draw:line>
        <draw:line draw:style-name="gr8" draw:text-style-name="P4" draw:layer="layout" svg:x1="12.6cm" svg:y1="8.4cm" svg:x2="14.4cm" svg:y2="8.4cm">
          <text:p/>
        </draw:line>
        <draw:line draw:style-name="gr8" draw:text-style-name="P4" draw:layer="layout" svg:x1="12.6cm" svg:y1="7.4cm" svg:x2="14.4cm" svg:y2="7.4cm">
          <text:p/>
        </draw:line>
        <draw:line draw:style-name="gr8" draw:text-style-name="P4" draw:layer="layout" svg:x1="14.4cm" svg:y1="7.4cm" svg:x2="16.2cm" svg:y2="7.4cm">
          <text:p/>
        </draw:line>
        <draw:line draw:style-name="gr8" draw:text-style-name="P4" draw:layer="layout" svg:x1="14.4cm" svg:y1="8.4cm" svg:x2="16.2cm" svg:y2="8.4cm">
          <text:p/>
        </draw:line>
        <draw:line draw:style-name="gr8" draw:text-style-name="P4" draw:layer="layout" svg:x1="19.8cm" svg:y1="5cm" svg:x2="19.8cm" svg:y2="5.6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2T15:26:42.757000000</meta:creation-date>
    <dc:date>2021-09-15T11:24:45.736000000</dc:date>
    <meta:editing-duration>PT43M32S</meta:editing-duration>
    <meta:editing-cycles>7</meta:editing-cycles>
    <meta:generator>LibreOffice/7.2.0.4$Windows_X86_64 LibreOffice_project/9a9c6381e3f7a62afc1329bd359cc48accb6435b</meta:generator>
    <meta:document-statistic meta:object-count="57"/>
  </office:meta>
</office:document-meta>
</file>